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158c" officeooo:paragraph-rsid="001b158c"/>
    </style:style>
    <style:style style:name="P2" style:family="paragraph" style:parent-style-name="Standard">
      <style:text-properties officeooo:rsid="001b3c86" officeooo:paragraph-rsid="001b3c86"/>
    </style:style>
    <style:style style:name="P3" style:family="paragraph" style:parent-style-name="Standard">
      <style:text-properties officeooo:rsid="001bf33b" officeooo:paragraph-rsid="001bf33b"/>
    </style:style>
    <style:style style:name="P4" style:family="paragraph" style:parent-style-name="Standard" style:list-style-name="L1">
      <style:text-properties officeooo:rsid="001bf33b" officeooo:paragraph-rsid="001bf33b"/>
    </style:style>
    <style:style style:name="P5" style:family="paragraph" style:parent-style-name="Standard" style:list-style-name="L1">
      <style:text-properties officeooo:rsid="001cccb5" officeooo:paragraph-rsid="001cccb5"/>
    </style:style>
    <style:style style:name="P6" style:family="paragraph" style:parent-style-name="Standard">
      <style:text-properties officeooo:rsid="001d271a" officeooo:paragraph-rsid="001d271a"/>
    </style:style>
    <style:style style:name="P7" style:family="paragraph" style:parent-style-name="Standard" style:list-style-name="L2">
      <style:text-properties officeooo:rsid="001d271a" officeooo:paragraph-rsid="001d271a"/>
    </style:style>
    <style:style style:name="P8" style:family="paragraph" style:parent-style-name="Standard" style:list-style-name="L2">
      <style:text-properties officeooo:paragraph-rsid="001d271a"/>
    </style:style>
    <style:style style:name="P9" style:family="paragraph" style:parent-style-name="Standard" style:list-style-name="L2">
      <style:text-properties officeooo:rsid="001e1856" officeooo:paragraph-rsid="001e1856"/>
    </style:style>
    <style:style style:name="T1" style:family="text">
      <style:text-properties officeooo:rsid="001bf33b"/>
    </style:style>
    <style:style style:name="T2" style:family="text">
      <style:text-properties officeooo:rsid="001d271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p>
      <text:p text:style-name="P1">Maintainability- being able to produce software in a way that it can easily evolve in the future, whether it is fixing problems with the final version of the software, or additional features need to be implemented. This include readable and concise code with proper documentation.</text:p>
      <text:p text:style-name="P1">Maintainability is extrememly important for our project because in the future, we would like the option to expand on the project. Due to the length of the course, we will not be able to implement all the features possible for the project. A maintainable project will ensure that we will be able to add on the project in the future because we have documented and readable code.</text:p>
      <text:p text:style-name="P1"/>
      <text:p text:style-name="P1">Dependability- making sure the software does not break down regularly can be as important as the features of the program itself. Making software that is dependable means that it does not have functionality problems normally. It also means that when problems to exist, it is not catastrophic to the system.</text:p>
      <text:p text:style-name="P1">In order for our project to be dependable, we will have to make sure that users do not miss the opportunity to keep score of their child's game because of poor programming. One important example is making sure that if someone calls someone while they are keeping score that the game progress is saved properly, not losing important statistics or plays</text:p>
      <text:p text:style-name="P1"/>
      <text:p text:style-name="P1">Security- having secure software means that people who should not have access to the software cannot get unauthorized access to the software. Unauthorized users should not be able to retrieve data or code from the software.</text:p>
      <text:p text:style-name="P1">Security for our project is not so much of a problem at the moment because the application is only accessed remotely from the phone. However, if we are to implement a server that holds important information about kids on a baseball team, like address and phone numbers, that these cannot be accessed easily by outsiders</text:p>
      <text:p text:style-name="P1">Efficiency- making efficient software means not using more memory to processor cycles than the software needs. To keep the software working as fast as possible, it is necessary to create efficient software.</text:p>
      <text:p text:style-name="P1">Since our project involves classes such as Teams and Players, that include dynamically allocated memory, it is important that we only create these objects when they are needed and are deleted when finished, making sure that our application does not take up unneeded memory from user's devices.</text:p>
      <text:p text:style-name="P1"/>
      <text:p text:style-name="P1">Acceptability- this means that the software is easily usable for the intended target group of the software. The software should be easy to use and preferably usable across platforms or systems.</text:p>
      <text:p text:style-name="P1">At the moment, our project is available on Android devices only. In order to have a more accessible application, it would be beneficial if we could implement an iOS or even PC version of the application.</text:p>
      <text:p text:style-name="P1">3.</text:p>
      <text:p text:style-name="P1">The moving target problem means that the requirements of the problem continue to change throughout the development of the software. When the requirements become a moving target, it becomes very difficult to create meaningful software. In most cases, software with this problem ends up being very basic and becomes irrelevant very quickly.</text:p>
      <text:p text:style-name="P2">Waterfall- addresses this problem very well because waterfall does little to no adaptation to change. Waterfall has very specific requirements that do not change much during development.</text:p>
      <text:p text:style-name="P2">Rapid Programming- this type of programming is usually put into place to solve problems quickly and is typically used for small projects. This allows this process to avoid the moving target because the software should be finished before too many changes are requested.</text:p>
      <text:p text:style-name="P2">Incremental- this approach avoids the moving target by setting specific goals to be accomplished at each increment. These specifics are somewhat set in stone, so any new goals will have to be added to a new increment. So if there are <text:span text:style-name="T1">too many changes, the next increment will include only the most </text:span><text:soft-page-break/><text:span text:style-name="T1">essential ones.</text:span></text:p>
      <text:p text:style-name="P3">Spiral- the spiral process is risk riven, which allows developers to implement only the most necessities. Also, since the spiral technique is usually implemented on in house software, the goal is very clear what needs to be fixed on an existing project.</text:p>
      <text:p text:style-name="P3"/>
      <text:list xml:id="list4205471891867673538" text:style-name="L1">
        <text:list-item>
          <text:p text:style-name="P4">Waterfall</text:p>
          <text:list>
            <text:list-item>
              <text:p text:style-name="P4">Pros</text:p>
              <text:list>
                <text:list-item>
                  <text:p text:style-name="P4">Linear process, so it is easy to follow the plan from start to finish</text:p>
                </text:list-item>
                <text:list-item>
                  <text:p text:style-name="P4">very useful for software that has clear and unchanging requirements</text:p>
                </text:list-item>
              </text:list>
            </text:list-item>
            <text:list-item>
              <text:p text:style-name="P4">Cons</text:p>
              <text:list>
                <text:list-item>
                  <text:p text:style-name="P4">usually takes longer to implement a project this way</text:p>
                </text:list-item>
                <text:list-item>
                  <text:p text:style-name="P4">cannot adapt to change much</text:p>
                </text:list-item>
              </text:list>
            </text:list-item>
          </text:list>
        </text:list-item>
        <text:list-item>
          <text:p text:style-name="P4">Rapid</text:p>
          <text:list>
            <text:list-item>
              <text:p text:style-name="P4">Pros</text:p>
              <text:list>
                <text:list-item>
                  <text:p text:style-name="P4">Product is finished quickly</text:p>
                </text:list-item>
                <text:list-item>
                  <text:p text:style-name="P5">Adjust well to change because there are no set goals other than finish line</text:p>
                </text:list-item>
              </text:list>
            </text:list-item>
            <text:list-item>
              <text:p text:style-name="P5">Cons</text:p>
              <text:list>
                <text:list-item>
                  <text:p text:style-name="P5">lack of documentation available for maintainability</text:p>
                </text:list-item>
                <text:list-item>
                  <text:p text:style-name="P5">usually for small projects only/will become outdated if it takes too long</text:p>
                </text:list-item>
              </text:list>
            </text:list-item>
          </text:list>
        </text:list-item>
        <text:list-item>
          <text:p text:style-name="P4">Incremental</text:p>
          <text:list>
            <text:list-item>
              <text:p text:style-name="P4">Pros</text:p>
              <text:list>
                <text:list-item>
                  <text:p text:style-name="P4">can adapt to change</text:p>
                </text:list-item>
                <text:list-item>
                  <text:p text:style-name="P4">constant feedback from users makes software closer to their desire</text:p>
                </text:list-item>
              </text:list>
            </text:list-item>
            <text:list-item>
              <text:p text:style-name="P4">Cons</text:p>
              <text:list>
                <text:list-item>
                  <text:p text:style-name="P4">Customers can become uninvolved after project is complete</text:p>
                </text:list-item>
                <text:list-item>
                  <text:p text:style-name="P4">Clients have their own agenda, which makes feedback hard to get at times</text:p>
                </text:list-item>
              </text:list>
            </text:list-item>
          </text:list>
        </text:list-item>
        <text:list-item>
          <text:p text:style-name="P5">Spiral</text:p>
          <text:list>
            <text:list-item>
              <text:p text:style-name="P5">Pros</text:p>
              <text:list>
                <text:list-item>
                  <text:p text:style-name="P5">Prototypes show clients a working version as it evolves</text:p>
                </text:list-item>
                <text:list-item>
                  <text:p text:style-name="P5">developers target most important features for each prototype and choose how much is in each prototype</text:p>
                </text:list-item>
              </text:list>
            </text:list-item>
            <text:list-item>
              <text:p text:style-name="P5">Cons</text:p>
              <text:list>
                <text:list-item>
                  <text:p text:style-name="P5">at times, clients upset that the prototype is not fully functional</text:p>
                </text:list-item>
                <text:list-item>
                  <text:p text:style-name="P5">usually used for in house development only</text:p>
                </text:list-item>
              </text:list>
            </text:list-item>
          </text:list>
        </text:list-item>
      </text:list>
      <text:p text:style-name="P6">5.</text:p>
      <text:list xml:id="list6084817565482121167" text:style-name="L2">
        <text:list-item>
          <text:p text:style-name="P8"><text:span text:style-name="T2">Centralized</text:span></text:p>
          <text:list>
            <text:list-item>
              <text:p text:style-name="P8"><text:span text:style-name="T2">all working on the same copy of the a projects (central repository)</text:span></text:p>
            </text:list-item>
            <text:list-item>
              <text:p text:style-name="P7">Do not have to keep track of changes themselves, but can simply pull any version of the project at any time</text:p>
            </text:list-item>
            <text:list-item>
              <text:p text:style-name="P7">process</text:p>
              <text:list>
                <text:list-item>
                  <text:p text:style-name="P7">pull changes</text:p>
                </text:list-item>
                <text:list-item>
                  <text:p text:style-name="P7">make changes</text:p>
                </text:list-item>
                <text:list-item>
                  <text:p text:style-name="P7">commit changes so others can see them</text:p>
                </text:list-item>
              </text:list>
            </text:list-item>
          </text:list>
        </text:list-item>
        <text:list-item>
          <text:p text:style-name="P7">Distributed (Decentralized)</text:p>
          <text:list>
            <text:list-item>
              <text:p text:style-name="P7">clone a copy that holds the history of the entire projects</text:p>
            </text:list-item>
            <text:list-item>
              <text:p text:style-name="P7">faster because tool accesses copy from hard drive, not from the server</text:p>
            </text:list-item>
            <text:list-item>
              <text:p text:style-name="P9"><text:soft-page-break/>can make commits without push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23:18:45.532125134</meta:creation-date>
    <dc:date>2014-10-07T10:31:25.706346953</dc:date>
    <meta:editing-duration>PT30M36S</meta:editing-duration>
    <meta:editing-cycles>3</meta:editing-cycles>
    <meta:generator>LibreOffice/4.2.6.3$Linux_X86_64 LibreOffice_project/420m0$Build-3</meta:generator>
    <meta:document-statistic meta:table-count="0" meta:image-count="0" meta:object-count="0" meta:page-count="3" meta:paragraph-count="57" meta:word-count="960" meta:character-count="5574" meta:non-whitespace-character-count="4710"/>
  </office:meta>
</office:document-meta>
</file>